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margin-top="0cm" fo:margin-bottom="0cm" fo:line-height="150%" fo:text-align="start" style:justify-single-word="false"/>
    </style:style>
    <style:style style:name="P4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</style:style>
    <style:style style:name="P5" style:family="paragraph" style:parent-style-name="Text_20_body">
      <style:paragraph-properties fo:line-height="15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7" style:family="paragraph" style:parent-style-name="Text_20_body">
      <style:paragraph-properties fo:line-height="1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8" style:family="paragraph" style:parent-style-name="Text_20_body">
      <style:paragraph-properties fo:line-height="150%" fo:text-align="center" style:justify-single-word="false"/>
      <style:text-properties style:font-name="Century Schoolbook L"/>
    </style:style>
    <style:style style:name="P9" style:family="paragraph" style:parent-style-name="Text_20_body">
      <style:paragraph-properties fo:margin-left="1.529cm" fo:margin-right="1.529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3">
      <style:paragraph-properties fo:margin-left="0cm" fo:margin-right="0cm" fo:text-indent="0cm" style:auto-text-indent="false"/>
    </style:style>
    <style:style style:name="P1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7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8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9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0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T1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<draw:frame draw:style-name="fr1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5">Département Informatique et Mathématiques Appliquées</text:p>
      <text:p text:style-name="P5"/>
      <text:p text:style-name="P6">Projet Long 2008</text:p>
      <text:p text:style-name="P7">__________</text:p>
      <text:p text:style-name="P7"/>
      <text:p text:style-name="P9">Administration autonome de serveurs sur la grille avec une machine virtuelle</text:p>
      <text:p text:style-name="P7"/>
      <text:p text:style-name="P7">&lt;Nom du document&gt;</text:p>
      <text:p text:style-name="P8"/>
      <text:p text:style-name="P8"/>
      <text:p text:style-name="P3"><text:a xlink:type="simple" xlink:href="mailto:jlouisy@etu.enseeiht.fr"><text:span text:style-name="T2">Responsable</text:span></text:a><text:a xlink:type="simple" xlink:href="mailto:jlouisy@etu.enseeiht.fr"><text:span text:style-name="T1"> : Daniel Hagimont - Professeur INPT/ENSEEIHT - Daniel.Hagimont@enseeiht.fr</text:span></text:a></text:p>
      <text:p text:style-name="P4"><text:a xlink:type="simple" xlink:href="mailto:jlouisy@etu.enseeiht.fr"><text:span text:style-name="T1"/></text:a></text:p>
      <text:p text:style-name="P4"><text:a xlink:type="simple" xlink:href="mailto:jlouisy@etu.enseeiht.fr"><text:span text:style-name="T2">Co-encadrant </text:span></text:a><text:a xlink:type="simple" xlink:href="mailto:jlouisy@etu.enseeiht.fr"><text:span text:style-name="T1">: Laurent Broto – Etudiant en thèse à l'UPS - Laurent.Broto@irit.fr</text:span></text:a></text:p>
      <text:p text:style-name="P2"/>
      <text:p text:style-name="P4"><text:a xlink:type="simple" xlink:href="mailto:jlouisy@etu.enseeiht.fr"><text:span text:style-name="T2">Superviseur industriel </text:span></text:a><text:a xlink:type="simple" xlink:href="mailto:jlouisy@etu.enseeiht.fr"><text:span text:style-name="T1">: Emmanuel Murzeau - emmanuel.murzeau@airbus.com</text:span></text:a></text:p>
      <text:p text:style-name="P4"><text:a xlink:type="simple" xlink:href="mailto:jlouisy@etu.enseeiht.fr"><text:span text:style-name="T1"/></text:a></text:p>
      <text:p text:style-name="P4"><text:a xlink:type="simple" xlink:href="mailto:jlouisy@etu.enseeiht.fr"><text:span text:style-name="T2">Chef de projet </text:span></text:a><text:a xlink:type="simple" xlink:href="mailto:jlouisy@etu.enseeiht.fr"><text:span text:style-name="T1">: Ezequiel Geremia - ezequiel.geremia@etu.enseeiht.fr</text:span></text:a></text:p>
      <text:p text:style-name="P4"><text:a xlink:type="simple" xlink:href="mailto:jlouisy@etu.enseeiht.fr"><text:span text:style-name="T2"/></text:a></text:p>
      <text:p text:style-name="P1"><text:a xlink:type="simple" xlink:href="mailto:jlouisy@etu.enseeiht.fr"><text:span text:style-name="T2">Etudiants </text:span></text:a><text:a xlink:type="simple" xlink:href="mailto:jlouisy@etu.enseeiht.fr"><text:span text:style-name="T1">: </text:span></text:a></text:p>
      <text:list text:style-name="L1">
        <text:list-item>
          <text:p text:style-name="P16"><text:a xlink:type="simple" xlink:href="mailto:jlouisy@etu.enseeiht.fr"><text:span text:style-name="T1">Julien Louisy</text:span></text:a></text:p>
        </text:list-item>
        <text:list-item>
          <text:p text:style-name="P16"><text:a xlink:type="simple" xlink:href="mailto:jlouisy@etu.enseeiht.fr"><text:span text:style-name="T1">Julien Clariond</text:span></text:a></text:p>
        </text:list-item>
        <text:list-item>
          <text:p text:style-name="P16"><text:a xlink:type="simple" xlink:href="mailto:jlouisy@etu.enseeiht.fr"><text:span text:style-name="T1">Hery Randriamanamihaga</text:span></text:a></text:p>
        </text:list-item>
        <text:list-item>
          <text:p text:style-name="P16"><text:a xlink:type="simple" xlink:href="mailto:jlouisy@etu.enseeiht.fr"><text:span text:style-name="T1">Ezequiel Geremia</text:span></text:a></text:p>
        </text:list-item>
        <text:list-item>
          <text:p text:style-name="P16"><text:a xlink:type="simple" xlink:href="mailto:jlouisy@etu.enseeiht.fr"><text:span text:style-name="T1">Mathieu Giorgino </text:span></text:a></text:p>
        </text:list-item>
      </text:list>
      <text:table-of-content text:style-name="Sect1" text:protected="true" text:name="Table des matières1">
        <text:table-of-content-source text:outline-level="10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1">Sommaire</text:p>
          </text:index-title>
          <text:p text:style-name="P14">1Niveau 1<text:tab/>3</text:p>
          <text:p text:style-name="P13">1.1Niveau 2<text:tab/>3</text:p>
          <text:p text:style-name="P15">1.1.1Niveau 3<text:tab/>3</text:p>
        </text:index-body>
      </text:table-of-content>
      <text:p text:style-name="Standard"/>
      <text:h text:style-name="P10" text:outline-level="1">Niveau 1</text:h>
      <text:h text:style-name="Heading_20_2" text:outline-level="2">Niveau 2</text:h>
      <text:h text:style-name="Heading_20_3" text:outline-level="3">Niveau 3</text:h>
      <text:h text:style-name="P12" text:outline-level="3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07T12:18:15</meta:creation-date>
    <dc:creator>adminxen</dc:creator>
    <dc:date>2008-02-11T08:39:04</dc:date>
    <meta:editing-cycles>2</meta:editing-cycles>
    <meta:editing-duration>PT1H23M4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24" meta:word-count="81" meta:character-count="648"/>
  </office:meta>
</office:document-meta>
</file>